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555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8661in" fo:break-before="auto" style:use-optimal-row-height="true"/>
    </style:style>
    <style:style style:name="ro4" style:family="table-row">
      <style:table-row-properties style:row-height="0.6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9211e"/>
    </style:style>
    <style:style style:name="T4" style:family="text">
      <style:text-properties fo:font-size="9pt" style:font-size-asian="9pt" style:font-size-complex="9pt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HARC</text:p>
          </table:table-cell>
          <table:table-cell table:style-name="ce2" office:value-type="string" calcext:value-type="string">
            <text:p>VARÁZ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ERET</text:p>
          </table:table-cell>
          <table:table-cell table:style-name="ce4" office:value-type="string" calcext:value-type="string">
            <text:p>Harcmodor szint +</text:p>
            <text:p>Gyorsaság tulajdonság</text:p>
            <text:p><text:span text:style-name="T1">(Max: 15 + 5)</text:span></text:p>
          </table:table-cell>
          <table:table-cell table:style-name="ce4" office:value-type="string" calcext:value-type="string">
            <text:p>Mágia Tradíció szint +</text:p>
            <text:p>Összpontosítás szint</text:p>
            <text:p><text:span text:style-name="T1">(Max: 15+15)</text:span>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BESSÉG</text:p>
          </table:table-cell>
          <table:table-cell table:style-name="ce4" office:value-type="string" calcext:value-type="string">
            <text:p>Fegyver Sebessége</text:p>
            <text:p><text:span text:style-name="T2">(5-9)</text:span></text:p>
          </table:table-cell>
          <table:table-cell table:style-name="ce4" office:value-type="string" calcext:value-type="string">
            <text:p>Max Komplexitás +</text:p>
            <text:p> Max Erősség +</text:p>
            <text:p>Formula extra (0-<text:span text:style-name="T3">X</text:span>)</text:p>
            <text:p><text:span text:style-name="T1">(15+15+</text:span><text:span text:style-name="T4">X</text:span><text:span text:style-name="T1">)</text:span>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AKCIÓ</text:p>
          </table:table-cell>
          <table:table-cell table:style-name="ce5" office:value-type="string" calcext:value-type="string">
            <text:p>TÁM / KÖR:</text:p>
            <text:p>1 + (KERET /SEBESSÉG)</text:p>
          </table:table-cell>
          <table:table-cell table:style-name="ce5" office:value-type="string" calcext:value-type="string">
            <text:p>Varázsláskor levonás:</text:p>
            <text:p>KERET – SEBESSÉG</text:p>
            <text:p>(maradék felhasználható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7:37:30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7:19:39.733000000</meta:creation-date>
    <dc:date>2024-04-19T17:47:16.939000000</dc:date>
    <meta:editing-duration>PT12M14S</meta:editing-duration>
    <meta:editing-cycles>5</meta:editing-cycles>
    <meta:generator>LibreOffice/24.2.1.2$Windows_X86_64 LibreOffice_project/db4def46b0453cc22e2d0305797cf981b68ef5ac</meta:generator>
    <meta:document-statistic meta:table-count="1" meta:cell-count="11" meta:object-count="0"/>
  </office:meta>
</office:document-meta>
</file>